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ans Pro" fo:font-size="18pt" fo:font-style="italic" fo:font-weight="normal" officeooo:rsid="0021a94c" officeooo:paragraph-rsid="0021a94c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margin-top="9.999cm" fo:margin-bottom="0cm" loext:contextual-spacing="false" fo:text-align="center" style:justify-single-word="false"/>
      <style:text-properties style:font-name="Helvetica" fo:font-size="18pt" fo:font-style="normal" fo:font-weight="bold" officeooo:rsid="0021a94c" officeooo:paragraph-rsid="0025ccd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 fo:break-before="page"/>
      <style:text-properties officeooo:paragraph-rsid="00279f1f"/>
    </style:style>
    <style:style style:name="P4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955fe" officeooo:paragraph-rsid="002955f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95df2" officeooo:paragraph-rsid="00295df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21cm" fo:margin-bottom="0cm" loext:contextual-spacing="false" fo:line-height="150%" fo:text-align="justify" style:justify-single-word="false" fo:text-indent="1.27cm" style:auto-text-indent="true"/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officeooo:paragraph-rsid="002c837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margin-top="0.21cm" fo:margin-bottom="0cm" loext:contextual-spacing="false" fo:line-height="150%" fo:text-align="justify" style:justify-single-word="false"/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officeooo:paragraph-rsid="002a7a0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margin-top="0.21cm" fo:margin-bottom="0cm" loext:contextual-spacing="false" fo:line-height="150%" fo:text-align="justify" style:justify-single-word="false"/>
      <style:text-properties officeooo:paragraph-rsid="002a7a02"/>
    </style:style>
    <style:style style:name="T1" style:family="text">
      <style:text-properties officeooo:rsid="0025ccd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Garamond" fo:font-size="12pt" fo:language="es" fo:country="MX" fo:font-style="normal" fo:font-weight="normal" officeooo:rsid="0021e52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Garamond" fo:font-size="12pt" fo:language="es" fo:country="MX" fo:font-style="normal" fo:font-weight="normal" officeooo:rsid="00279f1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Garamond" fo:font-size="12pt" fo:language="es" fo:country="MX" fo:font-style="normal" fo:font-weight="normal" officeooo:rsid="002a7a0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Garamond" fo:font-size="12pt" fo:language="es" fo:country="MX" fo:font-style="normal" style:text-underline-style="solid" style:text-underline-width="auto" style:text-underline-color="font-color" fo:font-weight="normal" officeooo:rsid="002a7a02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Garamond" fo:font-size="12pt" fo:language="es" fo:country="MX" fo:font-style="normal" fo:font-weight="bold" officeooo:rsid="002a7a02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<text:span text:style-name="T1">a protección jurídica de las bases de datos</text:span></text:p>
      <text:p text:style-name="P3"><text:span text:style-name="T3">U</text:span><text:span text:style-name="T4">na base de datos se considera una creación. Como tal, está amparada por la Ley de Propiedad Intelectual. Así, la base de datos se relaciona con una serie de bienes y derechos objeto de protección (cf. diapositiva 1).</text:span></text:p>
      <text:p text:style-name="P4">Base de datos de consulta <text:span text:style-name="T2">online</text:span> o autónoma: interacción del productor de manera continuada o puntual, respectivamente.</text:p>
      <text:p text:style-name="P5">A los autores de las obras almacenadas en las bases de datos también cabría incluirlas en las relaciones contractuales que se establecen con el uso de un SGBD.</text:p>
      <text:p text:style-name="P6">El contrato entre el creador y el distribuidor de la base de datos se puede enfocar desde tres ópticas:</text:p>
      <text:list xml:id="list1491031805" text:style-name="L3">
        <text:list-item>
          <text:p text:style-name="P10">Contrato laboral<text:span text:style-name="T8">: …</text:span></text:p>
        </text:list-item>
      </text:list>
      <text:list xml:id="list3535096051" text:style-name="L2">
        <text:list-item>
          <text:p text:style-name="P11"><text:span text:style-name="T6">Contrato (de arrendamiento) de servicios</text:span><text:span text:style-name="T5">: En este caso, una de las partes – el creador – se obliga a prestar un servicio, y la otra – el distribuidor – a pagar un precio por el servicio. El creador se compromete a usar todos los </text:span><text:span text:style-name="T7">medios</text:span><text:span text:style-name="T5"> posibles para proporcionar el servicio. Pero sin garantías de resultado.</text:span></text:p>
        </text:list-item>
        <text:list-item>
          <text:p text:style-name="P9">Contrato (de arrendamiento) de obra<text:span text:style-name="T8">: En este, una de las partes se obliga a crear una obra, que es un </text:span><text:span text:style-name="T9">resultado</text:span><text:span text:style-name="T8"> concreto.</text:span></text:p>
        </text:list-item>
      </text:list>
      <text:p text:style-name="P7"><text:span text:style-name="T8"/></text:p>
      <text:p text:style-name="P8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3.81cm" fo:margin-right="3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2:21:21.311000000</meta:creation-date>
    <meta:generator>LibreOffice/6.3.2.2$Windows_X86_64 LibreOffice_project/98b30e735bda24bc04ab42594c85f7fd8be07b9c</meta:generator>
    <meta:editing-duration>PT46M34S</meta:editing-duration>
    <meta:editing-cycles>8</meta:editing-cycles>
    <dc:title>Samuel por defecto</dc:title>
    <dc:date>2019-10-29T17:09:04.870000000</dc:date>
    <meta:document-statistic meta:table-count="0" meta:image-count="0" meta:object-count="0" meta:page-count="2" meta:paragraph-count="8" meta:word-count="189" meta:character-count="1093" meta:non-whitespace-character-count="911"/>
    <meta:template xlink:type="simple" xlink:actuate="onRequest" xlink:title="Samuel por defecto" xlink:href="file:///C:/Users/Platón/AppData/Roaming/LibreOffice/4/user/template/Samuel%20por%20defecto.ott" meta:date="2019-10-21T12:21:20.793000000"/>
  </office:meta>
</office:document-meta>
</file>